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29" style:family="table">
      <style:table-properties style:width="17cm" table:align="margins" style:writing-mode="lr-tb"/>
    </style:style>
    <style:style style:name="表29.A" style:family="table-column">
      <style:table-column-properties style:column-width="8.5cm" style:rel-column-width="32767*"/>
    </style:style>
    <style:style style:name="表29.B" style:family="table-column">
      <style:table-column-properties style:column-width="8.5cm" style:rel-column-width="32768*"/>
    </style:style>
    <style:style style:name="表2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9.B1" style:family="table-cell">
      <style:table-cell-properties fo:padding="0.097cm" fo:border="0.002cm solid #000000"/>
    </style:style>
    <style:style style:name="表29.A2" style:family="table-cell">
      <style:table-cell-properties fo:padding="0.097cm" fo:border-left="0.002cm solid #000000" fo:border-right="none" fo:border-top="none" fo:border-bottom="0.002cm solid #000000"/>
    </style:style>
    <style:style style:name="表2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9.50" style:family="table-row">
      <style:table-row-properties style:min-row-height="0.942cm"/>
    </style:style>
    <style:style style:name="表30" style:family="table">
      <style:table-properties style:width="17cm" table:align="margins" style:writing-mode="lr-tb"/>
    </style:style>
    <style:style style:name="表30.A" style:family="table-column">
      <style:table-column-properties style:column-width="8.5cm" style:rel-column-width="32767*"/>
    </style:style>
    <style:style style:name="表30.B" style:family="table-column">
      <style:table-column-properties style:column-width="8.5cm" style:rel-column-width="32768*"/>
    </style:style>
    <style:style style:name="表3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0.B1" style:family="table-cell">
      <style:table-cell-properties fo:padding="0.097cm" fo:border="0.002cm solid #000000"/>
    </style:style>
    <style:style style:name="表49" style:family="table">
      <style:table-properties style:width="17cm" table:align="margins" style:writing-mode="lr-tb"/>
    </style:style>
    <style:style style:name="表49.A" style:family="table-column">
      <style:table-column-properties style:column-width="8.5cm" style:rel-column-width="32767*"/>
    </style:style>
    <style:style style:name="表49.B" style:family="table-column">
      <style:table-column-properties style:column-width="8.5cm" style:rel-column-width="32768*"/>
    </style:style>
    <style:style style:name="表4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9.B1" style:family="table-cell">
      <style:table-cell-properties fo:padding="0.097cm" fo:border="0.002cm solid #000000"/>
    </style:style>
    <style:style style:name="表15" style:family="table">
      <style:table-properties style:width="17cm" table:align="margins" style:writing-mode="lr-tb"/>
    </style:style>
    <style:style style:name="表15.A" style:family="table-column">
      <style:table-column-properties style:column-width="17cm" style:rel-column-width="65535*"/>
    </style:style>
    <style:style style:name="表15.A1" style:family="table-cell">
      <style:table-cell-properties fo:padding="0.097cm" fo:border="0.002cm solid #000000"/>
    </style:style>
    <style:style style:name="表1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" style:family="table">
      <style:table-properties style:width="17cm" table:align="margins" style:writing-mode="lr-tb"/>
    </style:style>
    <style:style style:name="表16.A" style:family="table-column">
      <style:table-column-properties style:column-width="17cm" style:rel-column-width="65535*"/>
    </style:style>
    <style:style style:name="表16.A1" style:family="table-cell">
      <style:table-cell-properties fo:padding="0.097cm" fo:border="0.002cm solid #000000"/>
    </style:style>
    <style:style style:name="表1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0" style:family="table">
      <style:table-properties style:width="17cm" table:align="margins" style:writing-mode="lr-tb"/>
    </style:style>
    <style:style style:name="表50.A" style:family="table-column">
      <style:table-column-properties style:column-width="17cm" style:rel-column-width="65535*"/>
    </style:style>
    <style:style style:name="表50.A1" style:family="table-cell">
      <style:table-cell-properties fo:padding="0.097cm" fo:border="0.002cm solid #000000"/>
    </style:style>
    <style:style style:name="表5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6" style:family="table">
      <style:table-properties style:width="16.187cm" table:align="right" style:writing-mode="lr-tb"/>
    </style:style>
    <style:style style:name="表236.A" style:family="table-column">
      <style:table-column-properties style:column-width="0.746cm"/>
    </style:style>
    <style:style style:name="表236.B" style:family="table-column">
      <style:table-column-properties style:column-width="3.415cm"/>
    </style:style>
    <style:style style:name="表236.C" style:family="table-column">
      <style:table-column-properties style:column-width="12.026cm"/>
    </style:style>
    <style:style style:name="表23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36.C1" style:family="table-cell">
      <style:table-cell-properties fo:padding="0.097cm" fo:border="0.002cm solid #000000"/>
    </style:style>
    <style:style style:name="表236.A2" style:family="table-cell">
      <style:table-cell-properties fo:padding="0.097cm" fo:border-left="0.002cm solid #000000" fo:border-right="none" fo:border-top="none" fo:border-bottom="0.002cm solid #000000"/>
    </style:style>
    <style:style style:name="表23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6" style:family="table">
      <style:table-properties style:width="17cm" table:align="margins"/>
    </style:style>
    <style:style style:name="表276.A" style:family="table-column">
      <style:table-column-properties style:column-width="17cm" style:rel-column-width="65535*"/>
    </style:style>
    <style:style style:name="表276.A1" style:family="table-cell">
      <style:table-cell-properties fo:padding="0.097cm" fo:border="0.002cm solid #000000"/>
    </style:style>
    <style:style style:name="表27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style:font-name="Arial" style:font-name-asian="Arial" style:font-name-complex="Arial"/>
    </style:style>
    <style:style style:name="P2" style:family="paragraph" style:parent-style-name="Text_20_body">
      <style:paragraph-properties fo:padding="0.074cm" fo:border-left="none" fo:border-right="none" fo:border-top="none" fo:border-bottom="0.002cm solid #000000" style:join-border="false"/>
      <style:text-properties fo:font-variant="normal" fo:text-transform="none" fo:color="#000000" style:text-line-through-style="none" style:font-name="Arial" fo:font-size="17pt" fo:font-style="normal" style:text-underline-style="none" fo:font-weight="normal" style:text-blinking="false" fo:background-color="transparent" style:font-name-asian="Arial" style:font-name-complex="Arial"/>
    </style:style>
    <style:style style:name="P3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#ffe599" style:font-name-asian="Arial" style:font-name-complex="Arial"/>
    </style:style>
    <style:style style:name="P4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name-complex="Arial"/>
    </style:style>
    <style:style style:name="P5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bold" style:text-blinking="false" fo:background-color="transparent" style:font-name-asian="Arial" style:font-name-complex="Arial"/>
    </style:style>
    <style:style style:name="P6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name-complex="Arial"/>
    </style:style>
    <style:style style:name="P7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" fo:font-size="17pt" fo:font-style="normal" style:text-underline-style="none" fo:font-weight="normal" style:text-blinking="false" fo:background-color="transparent" style:font-name-asian="Arial" style:font-name-complex="Arial"/>
    </style:style>
    <style:style style:name="P8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" fo:font-size="16pt" fo:font-style="normal" style:text-underline-style="none" fo:font-weight="normal" style:text-blinking="false" fo:background-color="transparent" style:font-name-asian="Arial" style:font-name-complex="Arial"/>
    </style:style>
    <style:style style:name="P9" style:family="paragraph" style:parent-style-name="Text_20_body">
      <style:paragraph-properties fo:margin-top="0cm" fo:margin-bottom="0cm" fo:line-height="138%" style:writing-mode="lr-tb"/>
      <style:text-properties style:font-name="Arial" fo:font-weight="normal" style:font-name-asian="Arial" style:font-name-complex="Arial"/>
    </style:style>
    <style:style style:name="P10" style:family="paragraph" style:parent-style-name="Text_20_body">
      <style:paragraph-properties fo:margin-top="0cm" fo:margin-bottom="0cm" fo:line-height="138%" style:writing-mode="lr-tb"/>
      <style:text-properties style:font-name="Arial" fo:font-weight="bold" style:font-name-asian="Arial" style:font-name-complex="Arial"/>
    </style:style>
    <style:style style:name="P11" style:family="paragraph" style:parent-style-name="Standard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name-complex="Arial"/>
    </style:style>
    <style:style style:name="P12" style:family="paragraph" style:parent-style-name="Standard">
      <style:text-properties style:font-name="Arial" fo:font-size="16pt" fo:font-weight="normal" fo:background-color="#ffff00" style:font-name-asian="Arial" style:font-size-asian="16pt" style:font-weight-asian="normal" style:font-name-complex="Arial" style:font-size-complex="16pt" style:font-weight-complex="normal"/>
    </style:style>
    <style:style style:name="P13" style:family="paragraph" style:parent-style-name="Standard">
      <style:text-properties style:font-name="Arial" fo:font-size="16pt" fo:font-weight="normal" fo:background-color="#ffff00" style:font-name-asian="Arial" style:font-size-asian="16pt" style:language-asian="ja" style:country-asian="JP" style:font-weight-asian="normal" style:font-name-complex="Arial" style:font-size-complex="16pt" style:font-weight-complex="normal"/>
    </style:style>
    <style:style style:name="P14" style:family="paragraph" style:parent-style-name="Standard">
      <style:text-properties style:font-name="Arial" style:font-name-asian="Arial" style:font-name-complex="Arial"/>
    </style:style>
    <style:style style:name="P15" style:family="paragraph" style:parent-style-name="Standard">
      <style:text-properties style:font-name="Arial" fo:font-size="28pt" fo:font-weight="normal" fo:background-color="#ccff99" style:font-name-asian="Arial" style:font-size-asian="28pt" style:font-weight-asian="normal" style:font-name-complex="Arial" style:font-size-complex="28pt" style:font-weight-complex="normal"/>
    </style:style>
    <style:style style:name="P16" style:family="paragraph" style:parent-style-name="Text_20_body">
      <style:text-properties style:font-name="Arial" style:font-name-asian="Arial" style:font-name-complex="Arial"/>
    </style:style>
    <style:style style:name="P17" style:family="paragraph" style:parent-style-name="Text_20_body"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name-complex="Arial"/>
    </style:style>
    <style:style style:name="P18" style:family="paragraph" style:parent-style-name="Text_20_body">
      <style:text-properties fo:font-variant="normal" fo:text-transform="none" fo:color="#3333ff" style:text-line-through-style="none" style:font-name="Arial" fo:font-size="26pt" fo:font-style="normal" style:text-underline-style="none" fo:font-weight="normal" style:text-blinking="false" fo:background-color="#ffff66" style:font-name-asian="Arial" style:font-size-asian="26pt" style:font-weight-asian="bold" style:font-name-complex="Arial" style:font-size-complex="26pt" style:font-weight-complex="bold"/>
    </style:style>
    <style:style style:name="P19" style:family="paragraph" style:parent-style-name="Standard">
      <style:paragraph-properties fo:background-color="#ccffff">
        <style:background-image/>
      </style:paragraph-properties>
      <style:text-properties style:font-name="Arial" fo:font-size="20pt" fo:font-weight="normal" fo:background-color="#99ffff" style:font-name-asian="Arial" style:font-size-asian="20pt" style:font-weight-asian="normal" style:font-name-complex="Arial" style:font-size-complex="20pt" style:font-weight-complex="normal"/>
    </style:style>
    <style:style style:name="P20" style:family="paragraph" style:parent-style-name="Table_20_Contents">
      <style:paragraph-properties fo:text-align="end" style:justify-single-word="false"/>
      <style:text-properties style:font-name="Arial" fo:font-size="15pt" style:font-name-asian="Arial" style:font-size-asian="15pt" style:font-name-complex="Arial" style:font-size-complex="15pt"/>
    </style:style>
    <style:style style:name="P21" style:family="paragraph" style:parent-style-name="Table_20_Contents">
      <style:paragraph-properties fo:text-align="start" style:justify-single-word="false"/>
      <style:text-properties style:font-name="Arial" fo:font-size="15pt" style:font-name-asian="Arial" style:font-size-asian="15pt" style:font-name-complex="Arial" style:font-size-complex="15pt"/>
    </style:style>
    <style:style style:name="P22" style:family="paragraph" style:parent-style-name="Table_20_Contents">
      <style:text-properties style:font-name="Arial" fo:font-size="14pt" style:font-name-asian="Arial" style:font-name-complex="Arial"/>
    </style:style>
    <style:style style:name="P23" style:family="paragraph" style:parent-style-name="Table_20_Contents">
      <style:text-properties style:font-name="Arial" fo:font-size="14pt" style:font-name-asian="Arial" style:font-size-asian="14pt" style:font-name-complex="Arial" style:font-size-complex="14pt"/>
    </style:style>
    <style:style style:name="P24" style:family="paragraph" style:parent-style-name="Standard" style:list-style-name="L1"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name-complex="Arial"/>
    </style:style>
    <style:style style:name="P25" style:family="paragraph" style:parent-style-name="Standard">
      <style:text-properties style:font-name="Arial" fo:font-size="16pt" fo:font-weight="normal" fo:background-color="#ffff00" style:font-name-asian="Arial" style:font-size-asian="16pt" style:font-weight-asian="normal" style:font-name-complex="Arial" style:font-size-complex="16pt" style:font-weight-complex="normal"/>
    </style:style>
    <style:style style:name="P26" style:family="paragraph" style:parent-style-name="Standard">
      <style:text-properties style:font-name="Arial" fo:font-size="28pt" fo:font-weight="normal" fo:background-color="#ccff99" style:font-name-asian="Arial" style:font-size-asian="28pt" style:font-weight-asian="normal" style:font-name-complex="Arial" style:font-size-complex="28pt" style:font-weight-complex="normal"/>
    </style:style>
    <style:style style:name="P27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style:font-name="Arial" style:font-name-asian="Arial" style:font-name-complex="Arial"/>
    </style:style>
    <style:style style:name="P28" style:family="paragraph" style:parent-style-name="Standard">
      <style:paragraph-properties fo:background-color="#ccffff">
        <style:background-image/>
      </style:paragraph-properties>
      <style:text-properties style:font-name="Arial" fo:font-size="20pt" fo:font-weight="normal" fo:background-color="#99ffff" style:font-name-asian="Arial" style:font-size-asian="20pt" style:font-weight-asian="normal" style:font-name-complex="Arial" style:font-size-complex="20pt" style:font-weight-complex="normal"/>
    </style:style>
    <style:style style:name="P29" style:family="paragraph" style:parent-style-name="Text_20_body">
      <style:text-properties fo:font-variant="normal" fo:text-transform="none" fo:color="#3333ff" style:text-line-through-style="none" style:font-name="Arial" fo:font-size="26pt" fo:font-style="normal" style:text-underline-style="none" fo:font-weight="normal" style:text-blinking="false" fo:background-color="#ffff66" style:font-name-asian="Arial" style:font-size-asian="26pt" style:font-weight-asian="bold" style:font-name-complex="Arial" style:font-size-complex="26pt" style:font-weight-complex="bold"/>
    </style:style>
    <style:style style:name="P30" style:family="paragraph" style:parent-style-name="Text_20_body" style:list-style-name="L2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name-complex="Arial"/>
    </style:style>
    <style:style style:name="P31" style:family="paragraph" style:parent-style-name="Text_20_body">
      <style:paragraph-properties fo:padding="0.074cm" fo:border-left="none" fo:border-right="none" fo:border-top="none" fo:border-bottom="0.002cm solid #000000" style:join-border="false"/>
      <style:text-properties fo:font-variant="normal" fo:text-transform="none" fo:color="#000000" style:text-line-through-style="none" style:font-name="Arial" fo:font-size="17pt" fo:font-style="normal" style:text-underline-style="none" fo:font-weight="normal" style:text-blinking="false" fo:background-color="transparent" style:font-name-asian="Arial" style:font-name-complex="Arial"/>
    </style:style>
    <style:style style:name="T1" style:family="text">
      <style:text-properties fo:font-variant="normal" fo:text-transform="none" fo:color="#000000" style:text-line-through-style="none" fo:font-size="16pt" fo:font-style="normal" style:text-underline-style="none" fo:font-weight="bold" style:text-blinking="false" fo:background-color="transparent"/>
    </style:style>
    <style:style style:name="T2" style:family="text">
      <style:text-properties fo:font-variant="normal" fo:text-transform="none" fo:color="#000000" style:text-line-through-style="none" fo:font-size="16pt" fo:font-style="normal" style:text-underline-style="none" fo:font-weight="bold" style:text-blinking="false" fo:background-color="#cfe2f3"/>
    </style:style>
    <style:style style:name="T3" style:family="text">
      <style:text-properties fo:font-variant="normal" fo:text-transform="none" fo:color="#000000" style:text-line-through-style="none" fo:font-size="16pt" fo:font-style="normal" style:text-underline-style="none" style:text-blinking="false" fo:background-color="transparent"/>
    </style:style>
    <style:style style:name="T4" style:family="text">
      <style:text-properties fo:font-variant="normal" fo:text-transform="none" fo:color="#000000" style:text-line-through-style="none" fo:font-size="16pt" fo:font-style="normal" style:text-underline-style="none" style:text-blinking="false" fo:background-color="#ffe599"/>
    </style:style>
    <style:style style:name="T5" style:family="text">
      <style:text-properties fo:font-variant="normal" fo:text-transform="none" fo:color="#000000" style:text-line-through-style="none" fo:font-size="16pt" fo:font-style="normal" style:text-underline-style="none" fo:font-weight="normal" style:text-blinking="false" fo:background-color="#ffe599"/>
    </style:style>
    <style:style style:name="T6" style:family="text">
      <style:text-properties fo:font-weight="normal" fo:background-color="#ffe599"/>
    </style:style>
    <style:style style:name="T7" style:family="text">
      <style:text-properties style:text-position="super 58%"/>
    </style:style>
    <style:style style:name="T8" style:family="text">
      <style:text-properties style:language-asian="ja" style:country-asian="JP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tracked-changes text:track-changes="false">
        <text:changed-region xml:id="ct289827464" text:id="ct289827464">
          <text:deletion>
            <office:change-info>
              <dc:creator>iwabuchi ken</dc:creator>
              <dc:date>2020-02-21T09:46:00</dc:date>
              <text:p>空の段落を削除</text:p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</office:change-info>
            <text:p text:style-name="P1"/>
            <text:p text:style-name="P2">------------------------------------------------------------</text:p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9193947366713465779" text:style-name="L1">
        <text:list-item>
          <text:p text:style-name="P24"/>
        </text:list-item>
      </text:list>
      <text:p text:style-name="P7">[XXX] 20200323_154119</text:p>
      <text:p text:style-name="P16"/>
      <text:p text:style-name="P9"><text:span text:style-name="T1">1. </text:span><text:span text:style-name="T2">XX:XX</text:span></text:p>
      <text:p text:style-name="P10"><text:span text:style-name="T3">1. </text:span><text:span text:style-name="T5">X:X</text:span></text:p>
      <table:table table:name="表29" table:style-name="表29">
        <table:table-column table:style-name="表29.A"/>
        <table:table-column table:style-name="表29.B"/>
        <table:table-row>
          <table:table-cell table:style-name="表29.A1" office:value-type="string">
            <text:p text:style-name="P15">2:19</text:p>
            <text:p text:style-name="P15">כָּל-בָּאֶיהָ, לֹא יְשׁוּבוּן; <text:s text:c="3"/>וְלֹא-יַשִּׂיגוּ, אָרְחוֹת חַיִּים.</text:p>
          </table:table-cell>
          <table:table-cell table:style-name="表29.B1" office:value-type="string">
            <text:p text:style-name="P12"/>
            <text:p text:style-name="P12"/>
            <text:p text:style-name="P12">all – entering ones + her / not / they shall return</text:p>
            <text:p text:style-name="P12">and not – they shall overtake / paths</text:p>
            <text:p text:style-name="P12">lives</text:p>
          </table:table-cell>
        </table:table-row>
        <table:table-row>
          <table:table-cell table:style-name="表29.A2" office:value-type="string">
            <text:p text:style-name="P15">2:20</text:p>
            <text:p text:style-name="P15">לְמַעַן--תֵּלֵךְ, בְּדֶרֶךְ טוֹבִים; <text:s text:c="3"/>וְאָרְחוֹת צַדִּיקִים תִּשְׁמֹר.</text:p>
          </table:table-cell>
          <table:table-cell table:style-name="表29.B2" office:value-type="string">
            <text:p text:style-name="P12"/>
            <text:p text:style-name="P12"/>
            <text:p text:style-name="P12">so that – to go / in way </text:p>
            <text:p text:style-name="P12"/>
            <text:p text:style-name="P12">good men / and paths</text:p>
            <text:p text:style-name="P12"/>
            <text:p text:style-name="P12">righteous ones / to keep</text:p>
          </table:table-cell>
        </table:table-row>
        <table:table-row>
          <table:table-cell table:style-name="表29.A2" office:value-type="string">
            <text:p text:style-name="P15">2:21</text:p>
            <text:p text:style-name="P15">כִּי-יְשָׁרִים יִשְׁכְּנוּ-אָרֶץ; <text:s text:c="3"/>וּתְמִימִים, יִוָּתְרוּ בָהּ.</text:p>
          </table:table-cell>
          <table:table-cell table:style-name="表29.B2" office:value-type="string">
            <text:p text:style-name="P12"/>
            <text:p text:style-name="P12"/>
            <text:p text:style-name="P12">that – upright ones / to tabernacle – earth</text:p>
            <text:p text:style-name="P12">and flawless ones / to be left / in her</text:p>
          </table:table-cell>
        </table:table-row>
        <table:table-row>
          <table:table-cell table:style-name="表29.A2" office:value-type="string">
            <text:p text:style-name="P15">2:22</text:p>
            <text:p text:style-name="P15">וּרְשָׁעִים, מֵאֶרֶץ יִכָּרֵתוּ; <text:s text:c="3"/>וּבוֹגְדִים,</text:p>
            <text:p text:style-name="P15"><text:s/>יִסְּחוּ מִמֶּנָּה.</text:p>
          </table:table-cell>
          <table:table-cell table:style-name="表29.B2" office:value-type="string">
            <text:p text:style-name="P12"/>
            <text:p text:style-name="P12"/>
            <text:p text:style-name="P12">and wicked ones / from earth / to be cut off</text:p>
            <text:p text:style-name="P12">and ones being treacherous</text:p>
            <text:p text:style-name="P12"/>
            <text:p text:style-name="P12">to be swept away / from + her</text:p>
          </table:table-cell>
        </table:table-row>
        <table:table-row>
          <table:table-cell table:style-name="表29.A2" office:value-type="string">
            <text:p text:style-name="P15">3:1</text:p>
            <text:p text:style-name="P15">בְּנִי, תּוֹרָתִי אַל-תִּשְׁכָּח; <text:s text:c="3"/><text:soft-page-break/>וּמִצְוֺתַי, יִצֹּר לִבֶּךָ.</text:p>
          </table:table-cell>
          <table:table-cell table:style-name="表29.B2" office:value-type="string">
            <text:p text:style-name="P12"/>
            <text:p text:style-name="P12"/>
            <text:p text:style-name="P12">son + my / law + my / must not – to be forgetting</text:p>
            <text:p text:style-name="P12"><text:soft-page-break/>and instructions + my / to preserve / heart + thy</text:p>
          </table:table-cell>
        </table:table-row>
        <table:table-row>
          <table:table-cell table:style-name="表29.A2" office:value-type="string">
            <text:p text:style-name="P19">/] 20200425_112124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19">[20200426_084941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3:2</text:p>
            <text:p text:style-name="P15">כִּי אֹרֶךְ יָמִים, וּשְׁנוֹת חַיִּים-- <text:s text:c="3"/>וְשָׁלוֹם, יוֹסִיפוּ לָךְ.</text:p>
          </table:table-cell>
          <table:table-cell table:style-name="表29.B2" office:value-type="string">
            <text:p text:style-name="P12"/>
            <text:p text:style-name="P12"/>
            <text:p text:style-name="P12">that / length / days / and years</text:p>
            <text:p text:style-name="P12"/>
            <text:p text:style-name="P12">lives / and well-being</text:p>
            <text:p text:style-name="P12"/>
            <text:p text:style-name="P12">to add / to thee</text:p>
          </table:table-cell>
        </table:table-row>
        <table:table-row>
          <table:table-cell table:style-name="表29.A2" office:value-type="string">
            <text:p text:style-name="P15">3:3</text:p>
            <text:p text:style-name="P15">חֶסֶד וֶאֱמֶת, <text:s text:c="3"/>אַל-יַעַזְבֻךָ:</text:p>
            <text:p text:style-name="P15">קָשְׁרֵם עַל-גַּרְגְּרוֹתֶיךָ; <text:s text:c="3"/>כָּתְבֵם, עַל-לוּחַ לִבֶּךָ.</text:p>
          </table:table-cell>
          <table:table-cell table:style-name="表29.B2" office:value-type="string">
            <text:p text:style-name="P12"/>
            <text:p text:style-name="P12"/>
            <text:p text:style-name="P12">kindness / and faithfullness / must not – to forsake + thee</text:p>
            <text:p text:style-name="P12"/>
            <text:p text:style-name="P12"/>
            <text:p text:style-name="P12">to tie + them / on – throats + thee</text:p>
            <text:p text:style-name="P12">to write + them / on – tablet / heart + thy</text:p>
          </table:table-cell>
        </table:table-row>
        <table:table-row>
          <table:table-cell table:style-name="表29.A2" office:value-type="string">
            <text:p text:style-name="P15">3:4</text:p>
            <text:p text:style-name="P15">וּמְצָא-חֵן וְשֵׂכֶל-טוֹב-- <text:s text:c="3"/>בְּעֵינֵי אֱלֹהִים וְאָדָם.</text:p>
          </table:table-cell>
          <table:table-cell table:style-name="表29.B2" office:value-type="string">
            <text:p text:style-name="P12"/>
            <text:p text:style-name="P12"/>
            <text:p text:style-name="P12">and to find – grace / and intelligence – good</text:p>
            <text:p text:style-name="P12">in eyes / gods / and men</text:p>
          </table:table-cell>
        </table:table-row>
        <table:table-row>
          <table:table-cell table:style-name="表29.A2" office:value-type="string">
            <text:p text:style-name="P15">3:5</text:p>
            <text:p text:style-name="P15">בְּטַח אֶל-יְהוָה, בְּכָל-לִבֶּךָ; <text:s/></text:p>
            <text:p text:style-name="P15"><text:s/>וְאֶל-בִּינָתְךָ, </text:p>
            <text:p text:style-name="P15">אַל-תִּשָּׁעֵן.</text:p>
          </table:table-cell>
          <table:table-cell table:style-name="表29.B2" office:value-type="string">
            <text:p text:style-name="P12"/>
            <text:p text:style-name="P12"/>
            <text:p text:style-name="P12">to trust / to – jehovah / in all – heart + thy</text:p>
            <text:p text:style-name="P12"/>
            <text:p text:style-name="P12"/>
            <text:p text:style-name="P12">and to – understanding + thee</text:p>
            <text:p text:style-name="P12"/>
            <text:p text:style-name="P12">must not – to lean</text:p>
          </table:table-cell>
        </table:table-row>
        <text:soft-page-break/>
        <table:table-row>
          <table:table-cell table:style-name="表29.A2" office:value-type="string">
            <text:p text:style-name="P15">3:6</text:p>
            <text:p text:style-name="P15">בְּכָל-דְּרָכֶיךָ דָעֵהוּ; <text:s text:c="3"/>וְהוּא, יְיַשֵּׁר אֹרְחֹתֶיךָ.</text:p>
          </table:table-cell>
          <table:table-cell table:style-name="表29.B2" office:value-type="string">
            <text:p text:style-name="P12"/>
            <text:p text:style-name="P12"/>
            <text:p text:style-name="P12">in all – ways + thy / to acknowledge + him</text:p>
            <text:p text:style-name="P12">and he / to straighten / paths + thy</text:p>
          </table:table-cell>
        </table:table-row>
        <table:table-row>
          <table:table-cell table:style-name="表29.A2" office:value-type="string">
            <text:p text:style-name="P19">/] 20200426_090421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19">[20200427_072627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3:7</text:p>
            <text:p text:style-name="P15">אַל-תְּהִי חָכָם</text:p>
            <text:p text:style-name="P15"><text:s/>בְּעֵינֶיךָ; <text:s text:c="3"/>יְרָא </text:p>
            <text:p text:style-name="P15">אֶת-יְהוָה, וְסוּר</text:p>
            <text:p text:style-name="P15"><text:s/>מֵרָע.</text:p>
          </table:table-cell>
          <table:table-cell table:style-name="表29.B2" office:value-type="string">
            <text:p text:style-name="P12"/>
            <text:p text:style-name="P12"/>
            <text:p text:style-name="P12">must not – you are being / wise</text:p>
            <text:p text:style-name="P12"/>
            <text:p text:style-name="P12">in eyes + thee / to fear</text:p>
            <text:p text:style-name="P12"/>
            <text:p text:style-name="P12">self – jehovah / and to withdraw</text:p>
            <text:p text:style-name="P12"/>
            <text:p text:style-name="P12">from evil</text:p>
          </table:table-cell>
        </table:table-row>
        <table:table-row>
          <table:table-cell table:style-name="表29.A2" office:value-type="string">
            <text:p text:style-name="P15">3:8</text:p>
            <text:p text:style-name="P15">רִפְאוּת, תְּהִי לְשָׁרֶּךָ; <text:s text:c="3"/>וְשִׁקּוּי, לְעַצְמוֹתֶיךָ.</text:p>
          </table:table-cell>
          <table:table-cell table:style-name="表29.B2" office:value-type="string">
            <text:p text:style-name="P12"/>
            <text:p text:style-name="P12"/>
            <text:p text:style-name="P12">health / she shall be / to lavel + thee</text:p>
            <text:p text:style-name="P12">and to drink / to bones + thy</text:p>
          </table:table-cell>
        </table:table-row>
        <table:table-row>
          <table:table-cell table:style-name="表29.A2" office:value-type="string">
            <text:p text:style-name="P15">3:9</text:p>
            <text:p text:style-name="P15">כַּבֵּד אֶת-יְהוָה, מֵהוֹנֶךָ; <text:s text:c="3"/>וּמֵרֵאשִׁית, כָּל-תְּבוּאָתֶךָ.</text:p>
          </table:table-cell>
          <table:table-cell table:style-name="表29.B2" office:value-type="string">
            <text:p text:style-name="P12"/>
            <text:p text:style-name="P12"/>
            <text:p text:style-name="P12">to glorify / self – jehovah / from wealth + thy</text:p>
            <text:p text:style-name="P12">and from first-fruit / all – income + thy</text:p>
          </table:table-cell>
        </table:table-row>
        <table:table-row>
          <table:table-cell table:style-name="表29.A2" office:value-type="string">
            <text:p text:style-name="P15">3:10</text:p>
            <text:p text:style-name="P15"><text:s/>וְיִמָּלְאוּ אֲסָמֶיךָ</text:p>
            <text:p text:style-name="P15"><text:s/>שָׂבָע; <text:s text:c="3"/>וְתִירוֹשׁ, <text:soft-page-break/>יְקָבֶיךָ יִפְרֹצוּ.</text:p>
          </table:table-cell>
          <table:table-cell table:style-name="表29.B2" office:value-type="string">
            <text:p text:style-name="P12"/>
            <text:p text:style-name="P12"/>
            <text:p text:style-name="P12">and to be filled / storehouses + thy</text:p>
            <text:p text:style-name="P12">sat<text:span text:style-name="T8">isfaction / and grape-juice</text:span></text:p>
            <text:p text:style-name="P13"/>
            <text:p text:style-name="P13"><text:soft-page-break/>winevats + thy / to breach</text:p>
          </table:table-cell>
        </table:table-row>
        <table:table-row>
          <table:table-cell table:style-name="表29.A2" office:value-type="string">
            <text:p text:style-name="P15">3:11</text:p>
            <text:p text:style-name="P15">מוּסַר יְהוָה, בְּנִי</text:p>
            <text:p text:style-name="P15"><text:s/>אַל-תִּמְאָס; <text:s text:c="3"/>וְאַל-תָּקֹץ,</text:p>
            <text:p text:style-name="P15"><text:s/>בְּתוֹכַחְתּוֹ.</text:p>
          </table:table-cell>
          <table:table-cell table:style-name="表29.B2" office:value-type="string">
            <text:p text:style-name="P12"/>
            <text:p text:style-name="P12"/>
            <text:p text:style-name="P12">admonition / jehovah / son + my</text:p>
            <text:p text:style-name="P12"/>
            <text:p text:style-name="P12">must not – to reject / and must not – to be irritated</text:p>
            <text:p text:style-name="P12"/>
            <text:p text:style-name="P12">in correction + his</text:p>
          </table:table-cell>
        </table:table-row>
        <table:table-row>
          <table:table-cell table:style-name="表29.A2" office:value-type="string">
            <text:p text:style-name="P15">3:12</text:p>
            <text:p text:style-name="P15">כִּי אֶת אֲשֶׁר יֶאֱהַב יְהוָה <text:s text:c="3"/>יוֹכִיחַ;</text:p>
            <text:p text:style-name="P15">וּכְאָב, <text:s text:c="3"/>אֶת-בֵּן יִרְצֶה.</text:p>
          </table:table-cell>
          <table:table-cell table:style-name="表29.B2" office:value-type="string">
            <text:p text:style-name="P12"/>
            <text:p text:style-name="P12"/>
            <text:p text:style-name="P12">for / self / whom / to love</text:p>
            <text:p text:style-name="P12"/>
            <text:p text:style-name="P12">jehovah / to correct</text:p>
            <text:p text:style-name="P12"/>
            <text:p text:style-name="P12">and as father / self – son / to approve</text:p>
          </table:table-cell>
        </table:table-row>
        <table:table-row>
          <table:table-cell table:style-name="表29.A2" office:value-type="string">
            <text:p text:style-name="P15">3:13</text:p>
            <text:p text:style-name="P15">אַשְׁרֵי אָדָם, מָצָא חָכְמָה; <text:s text:c="3"/>וְאָדָם, יָפִיק תְּבוּנָה.</text:p>
          </table:table-cell>
          <table:table-cell table:style-name="表29.B2" office:value-type="string">
            <text:p text:style-name="P12"/>
            <text:p text:style-name="P12"/>
            <text:p text:style-name="P12">happy / men / to find</text:p>
            <text:p text:style-name="P12"/>
            <text:p text:style-name="P12">wisdom <text:s/>/ and men / to gain hold</text:p>
            <text:p text:style-name="P12"/>
            <text:p text:style-name="P12">understanding</text:p>
          </table:table-cell>
        </table:table-row>
        <table:table-row>
          <table:table-cell table:style-name="表29.A2" office:value-type="string">
            <text:p text:style-name="P15">3:14</text:p>
            <text:p text:style-name="P15">כִּי טוֹב סַחְרָהּ,</text:p>
            <text:p text:style-name="P15"><text:s/>מִסְּחַר-כָּסֶף; <text:s text:c="3"/>וּמֵחָרוּץ, תְּבוּאָתָהּ.</text:p>
          </table:table-cell>
          <table:table-cell table:style-name="表29.B2" office:value-type="string">
            <text:p text:style-name="P12"/>
            <text:p text:style-name="P12"/>
            <text:p text:style-name="P12">for / good / merchandise + her</text:p>
            <text:p text:style-name="P12"/>
            <text:p text:style-name="P12">from merchandise – silver</text:p>
            <text:p text:style-name="P12"/>
            <text:p text:style-name="P12">and from gold-dust / income + her</text:p>
          </table:table-cell>
        </table:table-row>
        <table:table-row>
          <table:table-cell table:style-name="表29.A2" office:value-type="string">
            <text:p text:style-name="P19">/] 20200427_083525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19">[20200428_132938</text:p>
          </table:table-cell>
          <table:table-cell table:style-name="表29.B2" office:value-type="string">
            <text:p text:style-name="P12"/>
          </table:table-cell>
        </table:table-row>
        <text:soft-page-break/>
        <table:table-row>
          <table:table-cell table:style-name="表29.A2" office:value-type="string">
            <text:p text:style-name="P15">3:15</text:p>
            <text:p text:style-name="P15">יְקָרָה הִיא, מפניים (מִפְּנִינִים); <text:s text:c="3"/>וְכָל-חֲפָצֶיךָ, </text:p>
            <text:p text:style-name="P15">לֹא יִשְׁווּ-בָהּ.</text:p>
          </table:table-cell>
          <table:table-cell table:style-name="表29.B2" office:value-type="string">
            <text:p text:style-name="P12"/>
            <text:p text:style-name="P12"/>
            <text:p text:style-name="P12">precious / she / from rubies</text:p>
            <text:p text:style-name="P12"/>
            <text:p text:style-name="P12">and all – desires + thee</text:p>
            <text:p text:style-name="P12"/>
            <text:p text:style-name="P12"/>
            <text:p text:style-name="P12">not to be in equal – in her</text:p>
          </table:table-cell>
        </table:table-row>
        <table:table-row>
          <table:table-cell table:style-name="表29.A2" office:value-type="string">
            <text:p text:style-name="P15">3:16</text:p>
            <text:p text:style-name="P15">אֹרֶךְ יָמִים, בִּימִינָהּ; <text:s text:c="3"/>בִּשְׂמֹאולָהּ, עֹשֶׁר וְכָבוֹד.</text:p>
          </table:table-cell>
          <table:table-cell table:style-name="表29.B2" office:value-type="string">
            <text:p text:style-name="P12"/>
            <text:p text:style-name="P12"/>
            <text:p text:style-name="P12">length / days / in right hand + her</text:p>
            <text:p text:style-name="P12"/>
            <text:p text:style-name="P12">in left hand + her / riches</text:p>
            <text:p text:style-name="P12"/>
            <text:p text:style-name="P12">and glory</text:p>
          </table:table-cell>
        </table:table-row>
        <table:table-row>
          <table:table-cell table:style-name="表29.A2" office:value-type="string">
            <text:p text:style-name="P15">3:17</text:p>
            <text:p text:style-name="P15"><text:s/>דְּרָכֶיהָ דַרְכֵי-נֹעַם; <text:s text:c="3"/>וְכָל-נְתִיבוֹתֶיהָ שָׁלוֹם.</text:p>
          </table:table-cell>
          <table:table-cell table:style-name="表29.B2" office:value-type="string">
            <text:p text:style-name="P12"/>
            <text:p text:style-name="P12"/>
            <text:p text:style-name="P12">ways + her / ways – pleasantness</text:p>
            <text:p text:style-name="P12">and all – tracks + her / peace</text:p>
          </table:table-cell>
        </table:table-row>
        <table:table-row>
          <table:table-cell table:style-name="表29.A2" office:value-type="string">
            <text:p text:style-name="P15">3:18</text:p>
            <text:p text:style-name="P15">עֵץ-חַיִּים הִיא, לַמַּחֲזִיקִים בָּהּ; <text:s text:c="3"/>וְתֹמְכֶיהָ מְאֻשָּׁר.</text:p>
          </table:table-cell>
          <table:table-cell table:style-name="表29.B2" office:value-type="string">
            <text:p text:style-name="P12"/>
            <text:p text:style-name="P12"/>
            <text:p text:style-name="P12">tree – lives / she</text:p>
            <text:p text:style-name="P12"/>
            <text:p text:style-name="P12">to. ones holding fast / in her</text:p>
            <text:p text:style-name="P12"/>
            <text:p text:style-name="P12">and ones upholding + her / being made happy</text:p>
            <text:p text:style-name="P12"/>
          </table:table-cell>
        </table:table-row>
        <table:table-row>
          <table:table-cell table:style-name="表29.A2" office:value-type="string">
            <text:p text:style-name="P15">3:19</text:p>
            <text:p text:style-name="P15"><text:s/>יְהוָה--בְּחָכְמָה יָסַד-אָרֶץ; <text:s/></text:p>
            <text:p text:style-name="P15"><text:s text:c="2"/>כּוֹנֵן שָׁמַיִם, בִּתְבוּנָה.</text:p>
          </table:table-cell>
          <table:table-cell table:style-name="表29.B2" office:value-type="string">
            <text:p text:style-name="P12"/>
            <text:p text:style-name="P12"/>
            <text:p text:style-name="P12">jehovah – wisdom / to found – land</text:p>
            <text:p text:style-name="P12"/>
            <text:p text:style-name="P12"/>
            <text:p text:style-name="P12">to establish / heavens / in understanding</text:p>
          </table:table-cell>
        </table:table-row>
        <text:soft-page-break/>
        <table:table-row>
          <table:table-cell table:style-name="表29.A2" office:value-type="string">
            <text:p text:style-name="P19">/] 20200428_140419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19">[20200429_112505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3:20</text:p>
            <text:p text:style-name="P15">בְּדַעְתּוֹ, תְּהוֹמוֹת נִבְקָעוּ; <text:s text:c="3"/>וּשְׁחָקִים, יִרְעֲפוּ-טָל.</text:p>
          </table:table-cell>
          <table:table-cell table:style-name="表29.B2" office:value-type="string">
            <text:p text:style-name="P12"/>
            <text:p text:style-name="P12"/>
            <text:p text:style-name="P12">in knowledge + his / abysses</text:p>
            <text:p text:style-name="P12"/>
            <text:p text:style-name="P12">to be rent / and skies</text:p>
            <text:p text:style-name="P12"/>
            <text:p text:style-name="P12">to be dripping - night-mist</text:p>
          </table:table-cell>
        </table:table-row>
        <table:table-row>
          <table:table-cell table:style-name="表29.A2" office:value-type="string">
            <text:p text:style-name="P15">3:21</text:p>
            <text:p text:style-name="P15">בְּנִי, אַל-יָלֻזוּ </text:p>
            <text:p text:style-name="P15">מֵעֵינֶיךָ; <text:s text:c="3"/>נְצֹר </text:p>
            <text:p text:style-name="P15">תֻּשִׁיָּה, וּמְזִמָּה.</text:p>
          </table:table-cell>
          <table:table-cell table:style-name="表29.B2" office:value-type="string">
            <text:p text:style-name="P12"/>
            <text:p text:style-name="P12"/>
            <text:p text:style-name="P12">son + my / must not – to deviate</text:p>
            <text:p text:style-name="P12"/>
            <text:p text:style-name="P12">from eyes + thy / to preserve</text:p>
            <text:p text:style-name="P12"/>
            <text:p text:style-name="P12">reality / and plan</text:p>
          </table:table-cell>
        </table:table-row>
        <table:table-row>
          <table:table-cell table:style-name="表29.A2" office:value-type="string">
            <text:p text:style-name="P15">3:22</text:p>
            <text:p text:style-name="P15"><text:s/>וְיִהְיוּ חַיִּים לְנַפְשֶׁךָ; <text:s text:c="3"/>וְחֵן, לְגַרְגְּרֹתֶיךָ.</text:p>
          </table:table-cell>
          <table:table-cell table:style-name="表29.B2" office:value-type="string">
            <text:p text:style-name="P12"/>
            <text:p text:style-name="P12"/>
            <text:p text:style-name="P12">and to become / lives / to soul + thee</text:p>
            <text:p text:style-name="P12">and grace / to throats + thee</text:p>
          </table:table-cell>
        </table:table-row>
        <table:table-row>
          <table:table-cell table:style-name="表29.A2" office:value-type="string">
            <text:p text:style-name="P15">3:23</text:p>
            <text:p text:style-name="P15">כג <text:s/>אָז תֵּלֵךְ לָבֶטַח </text:p>
            <text:p text:style-name="P15">דַּרְכֶּךָ; <text:s text:c="3"/>וְרַגְלְךָ, לֹא תִגּוֹף.</text:p>
          </table:table-cell>
          <table:table-cell table:style-name="表29.B2" office:value-type="string">
            <text:p text:style-name="P12"/>
            <text:p text:style-name="P12"/>
            <text:p text:style-name="P12">/ then / you shall go / to trusting</text:p>
            <text:p text:style-name="P12"/>
            <text:p text:style-name="P12">ways + thy / and foot + thy / not</text:p>
            <text:p text:style-name="P12"/>
            <text:p text:style-name="P12">to strike</text:p>
          </table:table-cell>
        </table:table-row>
        <table:table-row>
          <table:table-cell table:style-name="表29.A2" office:value-type="string">
            <text:p text:style-name="P15">3:24</text:p>
            <text:p text:style-name="P15">כד <text:s/>אִם-תִּשְׁכַּב לֹא-תִפְחָד; </text:p>
            <text:p text:style-name="P15"><text:s text:c="3"/>וְשָׁכַבְתָּ, וְעָרְבָה <text:soft-page-break/>שְׁנָתֶךָ.</text:p>
          </table:table-cell>
          <table:table-cell table:style-name="表29.B2" office:value-type="string">
            <text:p text:style-name="P12"/>
            <text:p text:style-name="P12"/>
            <text:p text:style-name="P12">if – to lie down / not – to be afraid</text:p>
            <text:p text:style-name="P12"/>
            <text:p text:style-name="P12"/>
            <text:p text:style-name="P12">and to lie down / and congenial</text:p>
            <text:p text:style-name="P12"><text:soft-page-break/>sleep + thy</text:p>
          </table:table-cell>
        </table:table-row>
        <table:table-row>
          <table:table-cell table:style-name="表29.A2" office:value-type="string">
            <text:p text:style-name="P19">/] 20200429_114008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19">[20200430_091903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3:25</text:p>
            <text:p text:style-name="P15">כה <text:s/>אַל-תִּירָא, מִפַּחַד פִּתְאֹם; <text:s text:c="3"/>וּמִשֹּׁאַת רְשָׁעִים, כִּי תָבֹא.</text:p>
          </table:table-cell>
          <table:table-cell table:style-name="表29.B2" office:value-type="string">
            <text:p text:style-name="P12"/>
            <text:p text:style-name="P12"/>
            <text:p text:style-name="P12">must not – to fear / from alarm</text:p>
            <text:p text:style-name="P12"/>
            <text:p text:style-name="P12">sudden / and devastation</text:p>
            <text:p text:style-name="P12"/>
            <text:p text:style-name="P12">wicked ones / that / to come</text:p>
            <text:p text:style-name="P12"/>
            <text:p text:style-name="P12"/>
          </table:table-cell>
        </table:table-row>
        <table:table-row>
          <table:table-cell table:style-name="表29.A2" office:value-type="string">
            <text:p text:style-name="P15">3:26</text:p>
            <text:p text:style-name="P15">כו <text:s/>כִּי-יְהוָה, יִהְיֶה בְכִסְלֶךָ; <text:s text:c="3"/>וְשָׁמַר</text:p>
            <text:p text:style-name="P15"><text:s/>רַגְלְךָ מִלָּכֶד.<text:tab/></text:p>
          </table:table-cell>
          <table:table-cell table:style-name="表29.B2" office:value-type="string">
            <text:p text:style-name="P12"/>
            <text:p text:style-name="P12"/>
            <text:p text:style-name="P12">that – jehovah / to be</text:p>
            <text:p text:style-name="P12"/>
            <text:p text:style-name="P12">in confidence + thee / and to keep</text:p>
            <text:p text:style-name="P12">foot + thy</text:p>
          </table:table-cell>
        </table:table-row>
        <table:table-row>
          <table:table-cell table:style-name="表29.A2" office:value-type="string">
            <text:p text:style-name="P15">3:27</text:p>
            <text:p text:style-name="P15">כז <text:s/>אַל-תִּמְנַע-טוֹב מִבְּעָלָיו-- <text:s text:c="3"/>בִּהְיוֹת לְאֵל ידיך (יָדְךָ) לַעֲשׂוֹת.</text:p>
          </table:table-cell>
          <table:table-cell table:style-name="表29.B2" office:value-type="string">
            <text:p text:style-name="P12"/>
            <text:p text:style-name="P12"/>
            <text:p text:style-name="P12">must not – withhold – good</text:p>
            <text:p text:style-name="P12"/>
            <text:p text:style-name="P12">from possessors + his / in. to be</text:p>
            <text:p text:style-name="P12"/>
            <text:p text:style-name="P12">to. disposal / hands + thy</text:p>
            <text:p text:style-name="P12"/>
            <text:p text:style-name="P12">to. to do</text:p>
          </table:table-cell>
        </table:table-row>
        <table:table-row>
          <table:table-cell table:style-name="表29.A2" office:value-type="string">
            <text:p text:style-name="P15">3:28</text:p>
            <text:p text:style-name="P15">כח <text:s/>אַל-תֹּאמַר לרעיך (לְרֵעֲךָ), לֵךְ וָשׁוּב--וּמָחָר אֶתֵּן; <text:s text:c="3"/>וְיֵשׁ <text:soft-page-break/>אִתָּךְ.</text:p>
          </table:table-cell>
          <table:table-cell table:style-name="表29.B2" office:value-type="string">
            <text:p text:style-name="P12"/>
            <text:p text:style-name="P12"/>
            <text:p text:style-name="P12">must not – to say / to associates + thy</text:p>
            <text:p text:style-name="P12">to go / and to return</text:p>
            <text:p text:style-name="P12"/>
            <text:p text:style-name="P12">and tomorrow / to give / and <text:soft-page-break/>there is</text:p>
            <text:p text:style-name="P12">with + thee</text:p>
          </table:table-cell>
        </table:table-row>
        <table:table-row>
          <table:table-cell table:style-name="表29.A2" office:value-type="string">
            <text:p text:style-name="P15">3:29</text:p>
            <text:p text:style-name="P15">כט <text:s/>אַל-תַּחֲרֹשׁ עַל-רֵעֲךָ רָעָה; <text:s text:c="3"/>וְהוּא-יוֹשֵׁב לָבֶטַח אִתָּךְ.<text:tab/></text:p>
          </table:table-cell>
          <table:table-cell table:style-name="表29.B2" office:value-type="string">
            <text:p text:style-name="P12"/>
            <text:p text:style-name="P12"/>
            <text:p text:style-name="P12">must not – to plow / on -</text:p>
            <text:p text:style-name="P12"/>
            <text:p text:style-name="P12">associates + thy / evil / and he -</text:p>
            <text:p text:style-name="P12"/>
            <text:p text:style-name="P12">one – dwelling / to. to trust / with thee</text:p>
          </table:table-cell>
        </table:table-row>
        <table:table-row>
          <table:table-cell table:style-name="表29.A2" office:value-type="string">
            <text:p text:style-name="P19">/] 20200430_093545</text:p>
          </table:table-cell>
          <table:table-cell table:style-name="表29.B2" office:value-type="string">
            <text:p text:style-name="P18">@@@</text:p>
          </table:table-cell>
        </table:table-row>
        <table:table-row>
          <table:table-cell table:style-name="表29.A2" office:value-type="string">
            <text:p text:style-name="P19">[XXX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3:30</text:p>
            <text:p text:style-name="P15">אַל-תרוב (תָּרִיב) עִם-אָדָם חִנָּם-- <text:s text:c="3"/>אִם-לֹא גְמָלְךָ רָעָה.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3:31</text:p>
            <text:p text:style-name="P15">לא <text:s/>אַל-תְּקַנֵּא, בְּאִישׁ חָמָס; <text:s text:c="3"/>וְאַל-תִּבְחַר, בְּכָל-דְּרָכָיו.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3:32</text:p>
            <text:p text:style-name="P15">לב <text:s/>כִּי תוֹעֲבַת יְהוָה נָלוֹז; <text:s text:c="3"/>וְאֶת-יְשָׁרִים סוֹדוֹ.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3:33</text:p>
            <text:p text:style-name="P15"><text:soft-page-break/>לג <text:s/>מְאֵרַת יְהוָה, בְּבֵית רָשָׁע; <text:s text:c="3"/>וּנְוֵה צַדִּיקִים יְבָרֵךְ.</text:p>
          </table:table-cell>
          <table:table-cell table:style-name="表29.B2" office:value-type="string">
            <text:p text:style-name="P12"/>
          </table:table-cell>
        </table:table-row>
        <table:table-row table:style-name="表29.50">
          <table:table-cell table:style-name="表29.A2" office:value-type="string">
            <text:p text:style-name="P19">/] XXX</text:p>
          </table:table-cell>
          <table:table-cell table:style-name="表29.B2" office:value-type="string">
            <text:p text:style-name="P12">TEMPLATE</text:p>
          </table:table-cell>
        </table:table-row>
        <table:table-row>
          <table:table-cell table:style-name="表29.A2" office:value-type="string">
            <text:p text:style-name="P19">[XXX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15"/>
          </table:table-cell>
          <table:table-cell table:style-name="表29.B2" office:value-type="string">
            <text:p text:style-name="P12"/>
          </table:table-cell>
        </table:table-row>
      </table:table>
      <text:p text:style-name="P3"/>
      <text:p text:style-name="P9"><text:span text:style-name="T3">[next] </text:span><text:span text:style-name="T4">XX:XX</text:span></text:p>
      <text:p text:style-name="P16"/>
      <text:p text:style-name="P8">[/  XXX] </text:p>
      <text:p text:style-name="P16"/>
      <text:p text:style-name="P18"/>
      <text:p text:style-name="P17"/>
      <text:p text:style-name="P7">------------------------------------------------------------</text:p>
      <text:p text:style-name="P7">[XXX] 20200327_115755</text:p>
      <text:p text:style-name="P16"/>
      <text:p text:style-name="P9"><text:span text:style-name="T1">1. </text:span><text:span text:style-name="T2">XX:XX</text:span></text:p>
      <text:p text:style-name="P10"><text:span text:style-name="T3">1. </text:span><text:span text:style-name="T5">X:X</text:span></text:p>
      <table:table table:name="表30" table:style-name="表30">
        <table:table-column table:style-name="表30.A"/>
        <table:table-column table:style-name="表30.B"/>
        <table:table-row>
          <table:table-cell table:style-name="表30.A1" office:value-type="string">
            <text:p text:style-name="P15"/>
          </table:table-cell>
          <table:table-cell table:style-name="表30.B1" office:value-type="string">
            <text:p text:style-name="P12"/>
          </table:table-cell>
        </table:table-row>
      </table:table>
      <text:p text:style-name="P3"/>
      <text:p text:style-name="P9"><text:span text:style-name="T3">[next] </text:span><text:span text:style-name="T4">XX:XX</text:span></text:p>
      <text:p text:style-name="P16"/>
      <text:p text:style-name="P8">[/  XXX] </text:p>
      <text:p text:style-name="P16"/>
      <text:p text:style-name="P17"/>
      <text:p text:style-name="P17"/>
      <text:p text:style-name="P17"><text:soft-page-break/></text:p>
      <text:p text:style-name="P17"/>
      <text:p text:style-name="P1">------------------------------------------------------------ TEMPLATE<text:change text:change-id="ct289827464"/></text:p>
      <text:p text:style-name="P7">------------------------------------------------------------</text:p>
      <text:p text:style-name="P7">[XXX] </text:p>
      <text:p text:style-name="P16"/>
      <text:p text:style-name="P9"><text:span text:style-name="T1">1. </text:span><text:span text:style-name="T2">XX:XX</text:span></text:p>
      <text:p text:style-name="P10"><text:span text:style-name="T3">1. </text:span><text:span text:style-name="T5">X:X</text:span></text:p>
      <table:table table:name="表49" table:style-name="表49">
        <table:table-column table:style-name="表49.A"/>
        <table:table-column table:style-name="表49.B"/>
        <table:table-row>
          <table:table-cell table:style-name="表49.A1" office:value-type="string">
            <text:p text:style-name="P15"/>
          </table:table-cell>
          <table:table-cell table:style-name="表49.B1" office:value-type="string">
            <text:p text:style-name="P12"/>
          </table:table-cell>
        </table:table-row>
      </table:table>
      <text:p text:style-name="P3"/>
      <text:p text:style-name="P9"><text:span text:style-name="T3">[next] </text:span><text:span text:style-name="T4">XX:XX</text:span></text:p>
      <text:p text:style-name="P16"/>
      <text:p text:style-name="P8">[/  XXX] </text:p>
      <text:p text:style-name="P16"/>
      <text:p text:style-name="P17"/>
      <text:p text:style-name="P17"/>
      <text:p text:style-name="P5">1. <text:span text:style-name="T6">XX:XX</text:span></text:p>
      <table:table table:name="表15" table:style-name="表15">
        <table:table-column table:style-name="表15.A"/>
        <table:table-row>
          <table:table-cell table:style-name="表15.A1" office:value-type="string">
            <text:p text:style-name="P15"/>
          </table:table-cell>
        </table:table-row>
        <table:table-row>
          <table:table-cell table:style-name="表15.A2" office:value-type="string">
            <text:p text:style-name="P20"/>
          </table:table-cell>
        </table:table-row>
      </table:table>
      <text:p text:style-name="P5">2. <text:span text:style-name="T6">XX:XX</text:span></text:p>
      <table:table table:name="表16" table:style-name="表16">
        <table:table-column table:style-name="表16.A"/>
        <table:table-row>
          <table:table-cell table:style-name="表16.A1" office:value-type="string">
            <text:p text:style-name="P15"/>
          </table:table-cell>
        </table:table-row>
        <table:table-row>
          <table:table-cell table:style-name="表16.A2" office:value-type="string">
            <text:p text:style-name="P20"/>
          </table:table-cell>
        </table:table-row>
      </table:table>
      <text:p text:style-name="P3"/>
      <text:p text:style-name="P9"><text:span text:style-name="T3">[next] </text:span><text:span text:style-name="T4">XX:XX</text:span></text:p>
      <text:p text:style-name="P16"/>
      <text:p text:style-name="P8">[/  XXX]</text:p>
      <text:p text:style-name="P16"/>
      <text:p text:style-name="P16"/>
      <text:p text:style-name="P4"><text:soft-page-break/></text:p>
      <text:p text:style-name="P17"/>
      <text:p text:style-name="P5">1. <text:span text:style-name="T6">XX:XX</text:span></text:p>
      <table:table table:name="表3" table:style-name="表3">
        <table:table-column table:style-name="表3.A"/>
        <table:table-row>
          <table:table-cell table:style-name="表3.A1" office:value-type="string">
            <text:p text:style-name="P15"/>
          </table:table-cell>
        </table:table-row>
        <table:table-row>
          <table:table-cell table:style-name="表3.A2" office:value-type="string">
            <text:p text:style-name="P20"/>
          </table:table-cell>
        </table:table-row>
      </table:table>
      <text:p text:style-name="P5">2. <text:span text:style-name="T6">XX:XX</text:span></text:p>
      <table:table table:name="表50" table:style-name="表50">
        <table:table-column table:style-name="表50.A"/>
        <table:table-row>
          <table:table-cell table:style-name="表50.A1" office:value-type="string">
            <text:p text:style-name="P15"/>
          </table:table-cell>
        </table:table-row>
        <table:table-row>
          <table:table-cell table:style-name="表50.A2" office:value-type="string">
            <text:p text:style-name="P20"/>
          </table:table-cell>
        </table:table-row>
      </table:table>
      <text:p text:style-name="P3"/>
      <text:p text:style-name="P9"><text:span text:style-name="T3">[next] </text:span><text:span text:style-name="T4">XX:XX</text:span></text:p>
      <text:p text:style-name="P16"/>
      <text:p text:style-name="P8">[/  XXX]</text:p>
      <text:p text:style-name="P16"/>
      <text:p text:style-name="P16"/>
      <text:p text:style-name="P16"/>
      <text:p text:style-name="P16"/>
      <text:p text:style-name="P14">/------------------------------------------------------------ /TEMPLATE</text:p>
      <text:p text:style-name="P16"/>
      <text:p text:style-name="P6">--------------------------------------- [STEPS : closing] 20191009_161940</text:p>
      <text:list xml:id="list3442906356987561302" text:style-name="L2">
        <text:list-item>
          <text:p text:style-name="P30">time label ==&gt; paste</text:p>
        </text:list-item>
        <text:list-item>
          <text:p text:style-name="P30">“@@@” ==&gt; move to → at the bottom of the doc area</text:p>
        </text:list-item>
        <text:list-item>
          <text:p text:style-name="P30">DUP : template</text:p>
        </text:list-item>
        <text:list-item>
          <text:p text:style-name="P30">close</text:p>
          <text:list>
            <text:list-item>
              <text:p text:style-name="P30">web pages</text:p>
            </text:list-item>
            <text:list-item>
              <text:p text:style-name="P30">sheet file</text:p>
            </text:list-item>
            <text:list-item>
              <text:p text:style-name="P30">folders (if any)</text:p>
            </text:list-item>
            <text:list-item>
              <text:p text:style-name="P30">this</text:p>
            </text:list-item>
          </text:list>
        </text:list-item>
      </text:list>
      <text:p text:style-name="P6">/ --------------------------------------- [STEPS : closing] 20191009_161940 /</text:p>
      <text:p text:style-name="P6">--------------------------------------- [SYMBOLS] 20191113_111045</text:p>
      <table:table table:name="表236" table:style-name="表236">
        <table:table-column table:style-name="表236.A"/>
        <table:table-column table:style-name="表236.B"/>
        <table:table-column table:style-name="表236.C"/>
        <table:table-row>
          <table:table-cell table:style-name="表236.A1" office:value-type="string">
            <text:p text:style-name="P22"/>
          </table:table-cell>
          <table:table-cell table:style-name="表236.A1" office:value-type="string">
            <text:p text:style-name="P22">TH</text:p>
          </table:table-cell>
          <table:table-cell table:style-name="表236.C1" office:value-type="string">
            <text:p text:style-name="P22">“the”</text:p>
          </table:table-cell>
        </table:table-row>
        <table:table-row>
          <table:table-cell table:style-name="表236.A2" office:value-type="string">
            <text:p text:style-name="P22"/>
          </table:table-cell>
          <table:table-cell table:style-name="表236.A2" office:value-type="string">
            <text:p text:style-name="P22">gh</text:p>
          </table:table-cell>
          <table:table-cell table:style-name="表236.C2" office:value-type="string">
            <text:p text:style-name="P22">arabic ghain</text:p>
          </table:table-cell>
        </table:table-row>
        <text:soft-page-break/>
        <table:table-row>
          <table:table-cell table:style-name="表236.A2" office:value-type="string">
            <text:p text:style-name="P22"/>
          </table:table-cell>
          <table:table-cell table:style-name="表236.A2" office:value-type="string">
            <text:p text:style-name="P22">dz</text:p>
          </table:table-cell>
          <table:table-cell table:style-name="表236.C2" office:value-type="string">
            <text:p text:style-name="P22">arabic ẓ (ðˁ) (ظ</text:p>
          </table:table-cell>
        </table:table-row>
        <table:table-row>
          <table:table-cell table:style-name="表236.A2" office:value-type="string">
            <text:p text:style-name="P22"/>
          </table:table-cell>
          <table:table-cell table:style-name="表236.A2" office:value-type="string">
            <text:p text:style-name="P21">a_</text:p>
          </table:table-cell>
          <table:table-cell table:style-name="表236.C2" office:value-type="string">
            <text:p text:style-name="P22">“<text:span text:style-name="T7">a</text:span>”</text:p>
          </table:table-cell>
        </table:table-row>
        <table:table-row>
          <table:table-cell table:style-name="表236.A2" office:value-type="string">
            <text:p text:style-name="P22"/>
          </table:table-cell>
          <table:table-cell table:style-name="表236.A2" office:value-type="string">
            <text:p text:style-name="P21">*</text:p>
          </table:table-cell>
          <table:table-cell table:style-name="表236.C2" office:value-type="string">
            <text:p text:style-name="P22">kha:</text:p>
          </table:table-cell>
        </table:table-row>
        <table:table-row>
          <table:table-cell table:style-name="表236.A2" office:value-type="string">
            <text:p text:style-name="P22"/>
          </table:table-cell>
          <table:table-cell table:style-name="表236.A2" office:value-type="string">
            <text:p text:style-name="P21">** (#)</text:p>
          </table:table-cell>
          <table:table-cell table:style-name="表236.C2" office:value-type="string">
            <text:p text:style-name="P22">kh</text:p>
          </table:table-cell>
        </table:table-row>
      </table:table>
      <text:p text:style-name="P6"/>
      <text:p text:style-name="P6"/>
      <text:p text:style-name="P6">/ --------------------------------------- [SYMBOLS] 20191113_111045 /</text:p>
      <text:p text:style-name="P6"/>
      <text:p text:style-name="P6"/>
      <table:table table:name="表276" table:style-name="表276">
        <table:table-column table:style-name="表276.A"/>
        <table:table-row>
          <table:table-cell table:style-name="表276.A1" office:value-type="string">
            <text:p text:style-name="P23">r oj &amp;&amp; git add -A &amp;&amp; git commit -m "(lang : hebrew) periodical updates" &amp;&amp; e &amp;&amp; git push origin master</text:p>
          </table:table-cell>
        </table:table-row>
        <table:table-row>
          <table:table-cell table:style-name="表276.A2" office:value-type="string">
            <text:p text:style-name="P23"/>
          </table:table-cell>
        </table:table-row>
      </table:table>
      <text:p text:style-name="P11"/>
      <text:p text:style-name="P14">===================== EOF =====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3T08:59:33.58</meta:creation-date>
    <dc:date>2020-04-30T09:35:48.19</dc:date>
    <dc:creator>iwabuchi ken</dc:creator>
    <meta:editing-duration>P5DT10H2M45S</meta:editing-duration>
    <meta:editing-cycles>330</meta:editing-cycles>
    <meta:generator>OpenOffice/4.1.3$Win32 OpenOffice.org_project/413m1$Build-9783</meta:generator>
    <meta:document-statistic meta:table-count="9" meta:image-count="0" meta:object-count="0" meta:page-count="12" meta:paragraph-count="256" meta:word-count="1357" meta:character-count="6808"/>
  </office:meta>
</office:document-meta>
</file>